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"/>
  <manifest:file-entry manifest:full-path="ObjectReplacements/Object 1" manifest:media-type="application/x-openoffice-gdimetafile;windows_formatname=&quot;GDIMetaFile&quot;"/>
  <manifest:file-entry manifest:full-path="ObjectReplacements/Object 7" manifest:media-type="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GyrePagella" svg:font-family="TeXGyrePagella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58cm" fo:min-width="5.215cm"/>
    </style:style>
    <style:style style:name="gr2" style:family="graphic" style:parent-style-name="standard">
      <style:graphic-properties draw:textarea-horizontal-align="justify" draw:textarea-vertical-align="middle" draw:auto-grow-height="false" fo:min-height="4.703cm" fo:min-width="5.215cm"/>
    </style:style>
    <style:style style:name="gr3" style:family="graphic" style:parent-style-name="objectwithoutfill">
      <style:graphic-properties draw:stroke="dash" draw:stroke-dash="Fine_20_Dotted" svg:stroke-color="#00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0.417cm" fo:min-width="0cm"/>
    </style:style>
    <style:style style:name="gr8" style:family="graphic" style:parent-style-name="standard">
      <style:graphic-properties draw:textarea-vertical-align="middle" draw:auto-grow-height="false" fo:min-height="1.147cm" fo:min-width="0.897cm"/>
    </style:style>
    <style:style style:name="gr9" style:family="graphic" style:parent-style-name="standard">
      <style:graphic-properties draw:fill="solid" draw:fill-color="#999999" draw:textarea-horizontal-align="justify" draw:textarea-vertical-align="middle" draw:auto-grow-height="false" fo:min-height="0.258cm" fo:min-width="5.21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2pt"/>
    </style:style>
    <style:style style:name="P4" style:family="paragraph">
      <loext:graphic-properties draw:fill="none" draw:fill-color="#ffffff"/>
      <style:text-properties fo:font-size="12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999999"/>
      <style:paragraph-properties fo:text-align="center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5.715cm" svg:height="0.508cm" svg:x="4.429cm" svg:y="2.01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.715cm" svg:height="0.508cm" svg:x="4.429cm" svg:y="2.52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.715cm" svg:height="0.508cm" svg:x="4.429cm" svg:y="3.0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5.715cm" svg:height="4.953cm" svg:x="4.429cm" svg:y="3.5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.715cm" svg:height="0.508cm" svg:x="4.429cm" svg:y="8.49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.715cm" svg:height="0.508cm" svg:x="4.429cm" svg:y="9.00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7.223cm" svg:y1="4.937cm" svg:x2="7.223cm" svg:y2="7.35cm">
            <text:p/>
          </draw:line>
        </draw:g>
        <draw:frame draw:style-name="gr4" draw:text-style-name="P4" draw:layer="layout" svg:width="1.905cm" svg:height="0.874cm" svg:x="10.144cm" svg:y="1.762cm">
          <draw:text-box>
            <text:p text:style-name="P3"><text:span text:style-name="T1">1*18</text:span></text:p>
          </draw:text-box>
        </draw:frame>
        <draw:frame draw:style-name="gr5" draw:text-style-name="P5" draw:layer="layout" svg:width="4.151cm" svg:height="1.128cm" svg:x="5.318cm" svg:y="9.636cm">
          <draw:text-box>
            <text:p>Raw features</text:p>
          </draw:text-box>
        </draw:frame>
        <draw:g>
          <draw:custom-shape draw:style-name="gr1" draw:text-style-name="P1" draw:layer="layout" svg:width="5.715cm" svg:height="0.508cm" svg:x="13.954cm" svg:y="1.50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.715cm" svg:height="0.508cm" svg:x="13.954cm" svg:y="2.52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.715cm" svg:height="0.508cm" svg:x="13.954cm" svg:y="3.66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.715cm" svg:height="0.508cm" svg:x="13.954cm" svg:y="7.9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.715cm" svg:height="0.508cm" svg:x="13.954cm" svg:y="9.25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6.748cm" svg:y1="4.937cm" svg:x2="16.748cm" svg:y2="7.35cm">
            <text:p/>
          </draw:line>
          <draw:frame draw:style-name="gr6" draw:text-style-name="P1" draw:layer="layout" svg:width="0.98cm" svg:height="0.53cm" svg:x="12.793cm" svg:y="1.508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style-name="gr6" draw:text-style-name="P1" draw:layer="layout" svg:width="0.98cm" svg:height="0.53cm" svg:x="12.793cm" svg:y="2.502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6" draw:text-style-name="P1" draw:layer="layout" svg:width="0.98cm" svg:height="0.53cm" svg:x="12.793cm" svg:y="3.645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style-name="gr6" draw:text-style-name="P1" draw:layer="layout" svg:width="1.137cm" svg:height="0.53cm" svg:x="12.793cm" svg:y="9.233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draw:g>
        <draw:custom-shape draw:style-name="gr1" draw:text-style-name="P1" draw:layer="layout" svg:width="5.715cm" svg:height="0.508cm" svg:x="9.854cm" svg:y="11.922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668cm" svg:height="0.542cm" svg:x="11.922cm" svg:y="13.53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6" draw:text-style-name="P1" draw:layer="layout" svg:width="1.07cm" svg:height="0.53cm" svg:x="8.62cm" svg:y="11.92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7" draw:text-style-name="P1" draw:layer="layout" svg:width="0.381cm" svg:height="0.762cm" svg:x="12.557cm" svg:y="12.6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1.397cm" svg:height="1.397cm" draw:transform="skewX (0.00506145483078356) rotate (-3.13426227073142) translate (13.573cm 15.722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g>
          <draw:custom-shape draw:style-name="gr9" draw:text-style-name="P6" draw:layer="layout" svg:width="5.715cm" svg:height="0.508cm" svg:x="6.969cm" svg:y="16.2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.715cm" svg:height="0.508cm" svg:x="1.254cm" svg:y="16.24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1" draw:layer="layout" svg:width="0.979cm" svg:height="0.53cm" svg:x="9.128cm" svg:y="16.218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draw:g>
        <draw:g>
          <draw:custom-shape draw:style-name="gr1" draw:text-style-name="P1" draw:layer="layout" svg:width="5.715cm" svg:height="0.508cm" svg:x="18.907cm" svg:y="16.2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9" draw:text-style-name="P6" draw:layer="layout" svg:width="5.715cm" svg:height="0.508cm" svg:x="13.192cm" svg:y="16.24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1" draw:layer="layout" svg:width="0.979cm" svg:height="0.53cm" svg:x="15.351cm" svg:y="16.218cm">
              <draw:object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GyrePagella" svg:font-family="TeXGyrePagella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000000" draw:marker-start-width="0.356cm" draw:marker-start-center="false" draw:marker-end-width="0.356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GyrePagella" fo:font-family="TeXGyrePagella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TeXGyrePagella" style:font-family-complex="TeXGyrePagella" style:font-style-name-complex="Regular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0T12:47:07.841806591</meta:creation-date>
    <dc:date>2018-12-10T17:11:14.679713599</dc:date>
    <meta:editing-duration>PT3H26M34S</meta:editing-duration>
    <meta:editing-cycles>3</meta:editing-cycles>
    <meta:generator>LibreOffice/6.0.6.2$Linux_X86_64 LibreOffice_project/00m0$Build-2</meta:generator>
    <meta:document-statistic meta:object-count="35"/>
  </office:meta>
</office:document-meta>
</file>

<file path=Object 1/content.xml><?xml version="1.0" encoding="utf-8"?>
<math xmlns="http://www.w3.org/1998/Math/MathML" display="block">
  <semantics>
    <mrow>
      <msub>
        <mi>s</mi>
        <mn>1,</mn>
      </msub>
      <msub>
        <mi>a</mi>
        <mn>1</mn>
      </msub>
    </mrow>
    <annotation encoding="StarMath 5.0">s_1, a_1</annotation>
  </semantics>
</math>
</file>

<file path=Object 2/content.xml><?xml version="1.0" encoding="utf-8"?>
<math xmlns="http://www.w3.org/1998/Math/MathML" display="block">
  <semantics>
    <mrow>
      <msub>
        <mi>s</mi>
        <mn>2,</mn>
      </msub>
      <msub>
        <mi>a</mi>
        <mn>2</mn>
      </msub>
    </mrow>
    <annotation encoding="StarMath 5.0">s_2, a_2</annotation>
  </semantics>
</math>
</file>

<file path=Object 3/content.xml><?xml version="1.0" encoding="utf-8"?>
<math xmlns="http://www.w3.org/1998/Math/MathML" display="block">
  <semantics>
    <mrow>
      <msub>
        <mi>s</mi>
        <mn>3,</mn>
      </msub>
      <msub>
        <mi>a</mi>
        <mn>3</mn>
      </msub>
    </mrow>
    <annotation encoding="StarMath 5.0">s_3, a_3</annotation>
  </semantics>
</math>
</file>

<file path=Object 4/content.xml><?xml version="1.0" encoding="utf-8"?>
<math xmlns="http://www.w3.org/1998/Math/MathML" display="block">
  <semantics>
    <mrow>
      <msub>
        <mi>s</mi>
        <mi>L</mi>
      </msub>
      <mi>,</mi>
      <msub>
        <mi>a</mi>
        <mi>L</mi>
      </msub>
    </mrow>
    <annotation encoding="StarMath 5.0">s_L, a_L</annotation>
  </semantics>
</math>
</file>

<file path=Object 5/content.xml><?xml version="1.0" encoding="utf-8"?>
<math xmlns="http://www.w3.org/1998/Math/MathML" display="block">
  <semantics>
    <mrow>
      <mi>ϕ</mi>
      <mrow>
        <mo fence="true" stretchy="false">(</mo>
        <mrow>
          <mrow>
            <msub>
              <mi>s</mi>
              <mn>1</mn>
            </msub>
            <mi>,</mi>
            <msub>
              <mi>a</mi>
              <mn>1</mn>
            </msub>
          </mrow>
        </mrow>
        <mo fence="true" stretchy="false">)</mo>
      </mrow>
    </mrow>
    <annotation encoding="StarMath 5.0">%phi( s_1,a_1 )</annotation>
  </semantics>
</math>
</file>

<file path=Object 6/content.xml><?xml version="1.0" encoding="utf-8"?>
<math xmlns="http://www.w3.org/1998/Math/MathML" display="block">
  <semantics>
    <mrow>
      <msub>
        <mi>s</mi>
        <mn>1</mn>
      </msub>
      <mi>,</mi>
      <msub>
        <mi>a</mi>
        <mn>1</mn>
      </msub>
    </mrow>
    <annotation encoding="StarMath 5.0">s_1,a_1 </annotation>
  </semantics>
</math>
</file>

<file path=Object 7/content.xml><?xml version="1.0" encoding="utf-8"?>
<math xmlns="http://www.w3.org/1998/Math/MathML" display="block">
  <semantics>
    <msub>
      <mn>0</mn>
      <mrow>
        <mn>1</mn>
        <mo stretchy="false">∗</mo>
        <mn>18</mn>
      </mrow>
    </msub>
    <annotation encoding="StarMath 5.0">0_{ 1*18 }</annotation>
  </semantics>
</math>
</file>

<file path=Object 8/content.xml><?xml version="1.0" encoding="utf-8"?>
<math xmlns="http://www.w3.org/1998/Math/MathML" display="block">
  <semantics>
    <msub>
      <mn>0</mn>
      <mrow>
        <mn>1</mn>
        <mo stretchy="false">∗</mo>
        <mn>18</mn>
      </mrow>
    </msub>
    <annotation encoding="StarMath 5.0">0_{ 1*18 }</annotation>
  </semantics>
</math>
</file>